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0070" officeooo:paragraph-rsid="0013007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STAWA TESTÓW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05:18.996000000</meta:creation-date>
    <dc:date>2022-03-09T14:05:46.897000000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7.3.0.3$Windows_X86_64 LibreOffice_project/0f246aa12d0eee4a0f7adcefbf7c878fc2238db3</meta:generator>
  </office:meta>
</office:document-meta>
</file>